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abecera_5f_de_5f_grupo" style:display-name="Cabecera_de_grupo" style:family="table" style:master-page-name="Standard">
      <style:table-properties style:width="25.7cm" style:page-number="auto" table:align="margins" fo:background-color="transparent">
        <style:background-image/>
      </style:table-properties>
    </style:style>
    <style:style style:name="Cabecera_5f_de_5f_grupo.A" style:display-name="Cabecera_de_grupo.A" style:family="table-column">
      <style:table-column-properties style:column-width="5.14cm" style:rel-column-width="13107*"/>
    </style:style>
    <style:style style:name="Cabecera_5f_de_5f_grupo.1" style:display-name="Cabecera_de_grupo.1" style:family="table-row">
      <style:table-row-properties style:row-height="0.499cm"/>
    </style:style>
    <style:style style:name="Cabecera_5f_de_5f_grupo.A1" style:display-name="Cabecera_de_grupo.A1" style:family="table-cell">
      <style:table-cell-properties style:vertical-align="top" fo:background-color="transparent">
        <style:background-image/>
      </style:table-cell-properties>
    </style:style>
    <style:style style:name="Detail" style:family="table">
      <style:table-properties style:width="25.7cm" table:align="margins" fo:background-color="transparent">
        <style:background-image/>
      </style:table-properties>
    </style:style>
    <style:style style:name="Detail.A" style:family="table-column">
      <style:table-column-properties style:column-width="5.14cm" style:rel-column-width="13107*"/>
    </style:style>
    <style:style style:name="Detail.1" style:family="table-row">
      <style:table-row-properties style:row-height="0.499cm"/>
    </style:style>
    <style:style style:name="Detail.A1" style:family="table-cell">
      <style:table-cell-properties style:vertical-align="top" fo:background-color="transparent">
        <style:background-image/>
      </style:table-cell-properties>
    </style:style>
    <style:style style:name="Detail.C1" style:family="table-cell" style:data-style-name="N10037">
      <style:table-cell-properties style:vertical-align="top" fo:background-color="transparent">
        <style:background-image/>
      </style:table-cell-properties>
    </style:style>
    <style:style style:name="Cabecera_5f_de_5f_grupo0" style:display-name="Cabecera_de_grupo0" style:family="table">
      <style:table-properties style:width="25.7cm" table:align="margins" fo:background-color="transparent">
        <style:background-image/>
      </style:table-properties>
    </style:style>
    <style:style style:name="Cabecera_5f_de_5f_grupo0.A" style:display-name="Cabecera_de_grupo0.A" style:family="table-column">
      <style:table-column-properties style:column-width="5.14cm" style:rel-column-width="13107*"/>
    </style:style>
    <style:style style:name="Cabecera_5f_de_5f_grupo0.1" style:display-name="Cabecera_de_grupo0.1" style:family="table-row">
      <style:table-row-properties style:row-height="0.499cm"/>
    </style:style>
    <style:style style:name="Cabecera_5f_de_5f_grupo0.A1" style:display-name="Cabecera_de_grupo0.A1" style:family="table-cell">
      <style:table-cell-properties style:vertical-align="top" fo:background-color="transparent">
        <style:background-image/>
      </style:table-cell-properties>
    </style:style>
    <style:style style:name="Detail0" style:family="table">
      <style:table-properties style:width="25.7cm" table:align="margins" fo:background-color="transparent">
        <style:background-image/>
      </style:table-properties>
    </style:style>
    <style:style style:name="Detail0.A" style:family="table-column">
      <style:table-column-properties style:column-width="5.14cm" style:rel-column-width="13107*"/>
    </style:style>
    <style:style style:name="Detail0.1" style:family="table-row">
      <style:table-row-properties style:row-height="0.499cm"/>
    </style:style>
    <style:style style:name="Detail0.A1" style:family="table-cell">
      <style:table-cell-properties style:vertical-align="top" fo:background-color="transparent">
        <style:background-image/>
      </style:table-cell-properties>
    </style:style>
    <style:style style:name="Detail0.C1" style:family="table-cell" style:data-style-name="N10037">
      <style:table-cell-properties style:vertical-align="top" fo:background-color="transparent">
        <style:background-image/>
      </style:table-cell-properties>
    </style:style>
    <style:style style:name="Cabecera_5f_de_5f_grupo1" style:display-name="Cabecera_de_grupo1" style:family="table">
      <style:table-properties style:width="25.7cm" table:align="margins" fo:background-color="transparent">
        <style:background-image/>
      </style:table-properties>
    </style:style>
    <style:style style:name="Cabecera_5f_de_5f_grupo1.A" style:display-name="Cabecera_de_grupo1.A" style:family="table-column">
      <style:table-column-properties style:column-width="5.14cm" style:rel-column-width="13107*"/>
    </style:style>
    <style:style style:name="Cabecera_5f_de_5f_grupo1.1" style:display-name="Cabecera_de_grupo1.1" style:family="table-row">
      <style:table-row-properties style:row-height="0.499cm"/>
    </style:style>
    <style:style style:name="Cabecera_5f_de_5f_grupo1.A1" style:display-name="Cabecera_de_grupo1.A1" style:family="table-cell">
      <style:table-cell-properties style:vertical-align="top" fo:background-color="transparent">
        <style:background-image/>
      </style:table-cell-properties>
    </style:style>
    <style:style style:name="Detail1" style:family="table">
      <style:table-properties style:width="25.7cm" table:align="margins" fo:background-color="transparent">
        <style:background-image/>
      </style:table-properties>
    </style:style>
    <style:style style:name="Detail1.A" style:family="table-column">
      <style:table-column-properties style:column-width="5.14cm" style:rel-column-width="13107*"/>
    </style:style>
    <style:style style:name="Detail1.1" style:family="table-row">
      <style:table-row-properties style:row-height="0.499cm"/>
    </style:style>
    <style:style style:name="Detail1.A1" style:family="table-cell">
      <style:table-cell-properties style:vertical-align="top" fo:background-color="transparent">
        <style:background-image/>
      </style:table-cell-properties>
    </style:style>
    <style:style style:name="Detail1.C1" style:family="table-cell" style:data-style-name="N10037">
      <style:table-cell-properties style:vertical-align="top" fo:background-color="transparent">
        <style:background-image/>
      </style:table-cell-properties>
    </style:style>
    <style:style style:name="Cabecera_5f_de_5f_grupo2" style:display-name="Cabecera_de_grupo2" style:family="table">
      <style:table-properties style:width="25.7cm" table:align="margins" fo:background-color="transparent">
        <style:background-image/>
      </style:table-properties>
    </style:style>
    <style:style style:name="Cabecera_5f_de_5f_grupo2.A" style:display-name="Cabecera_de_grupo2.A" style:family="table-column">
      <style:table-column-properties style:column-width="5.14cm" style:rel-column-width="13107*"/>
    </style:style>
    <style:style style:name="Cabecera_5f_de_5f_grupo2.1" style:display-name="Cabecera_de_grupo2.1" style:family="table-row">
      <style:table-row-properties style:row-height="0.499cm"/>
    </style:style>
    <style:style style:name="Cabecera_5f_de_5f_grupo2.A1" style:display-name="Cabecera_de_grupo2.A1" style:family="table-cell">
      <style:table-cell-properties style:vertical-align="top" fo:background-color="transparent">
        <style:background-image/>
      </style:table-cell-properties>
    </style:style>
    <style:style style:name="Detail2" style:family="table">
      <style:table-properties style:width="25.7cm" table:align="margins" fo:background-color="transparent">
        <style:background-image/>
      </style:table-properties>
    </style:style>
    <style:style style:name="Detail2.A" style:family="table-column">
      <style:table-column-properties style:column-width="5.14cm" style:rel-column-width="13107*"/>
    </style:style>
    <style:style style:name="Detail2.1" style:family="table-row">
      <style:table-row-properties style:row-height="0.499cm"/>
    </style:style>
    <style:style style:name="Detail2.A1" style:family="table-cell">
      <style:table-cell-properties style:vertical-align="top" fo:background-color="transparent">
        <style:background-image/>
      </style:table-cell-properties>
    </style:style>
    <style:style style:name="Detail2.C1" style:family="table-cell" style:data-style-name="N10037">
      <style:table-cell-properties style:vertical-align="top" fo:background-color="transparent">
        <style:background-image/>
      </style:table-cell-properties>
    </style:style>
    <style:style style:name="Cabecera_5f_de_5f_grupo3" style:display-name="Cabecera_de_grupo3" style:family="table">
      <style:table-properties style:width="25.7cm" table:align="margins" fo:background-color="transparent">
        <style:background-image/>
      </style:table-properties>
    </style:style>
    <style:style style:name="Cabecera_5f_de_5f_grupo3.A" style:display-name="Cabecera_de_grupo3.A" style:family="table-column">
      <style:table-column-properties style:column-width="5.14cm" style:rel-column-width="13107*"/>
    </style:style>
    <style:style style:name="Cabecera_5f_de_5f_grupo3.1" style:display-name="Cabecera_de_grupo3.1" style:family="table-row">
      <style:table-row-properties style:row-height="0.499cm"/>
    </style:style>
    <style:style style:name="Cabecera_5f_de_5f_grupo3.A1" style:display-name="Cabecera_de_grupo3.A1" style:family="table-cell">
      <style:table-cell-properties style:vertical-align="top" fo:background-color="transparent">
        <style:background-image/>
      </style:table-cell-properties>
    </style:style>
    <style:style style:name="Detail3" style:family="table">
      <style:table-properties style:width="25.7cm" table:align="margins" fo:background-color="transparent">
        <style:background-image/>
      </style:table-properties>
    </style:style>
    <style:style style:name="Detail3.A" style:family="table-column">
      <style:table-column-properties style:column-width="5.14cm" style:rel-column-width="13107*"/>
    </style:style>
    <style:style style:name="Detail3.1" style:family="table-row">
      <style:table-row-properties style:row-height="0.499cm"/>
    </style:style>
    <style:style style:name="Detail3.A1" style:family="table-cell">
      <style:table-cell-properties style:vertical-align="top" fo:background-color="transparent">
        <style:background-image/>
      </style:table-cell-properties>
    </style:style>
    <style:style style:name="Detail3.C1" style:family="table-cell" style:data-style-name="N10037">
      <style:table-cell-properties style:vertical-align="top" fo:background-color="transparent">
        <style:background-image/>
      </style:table-cell-properties>
    </style:style>
    <style:style style:name="Cabecera_5f_de_5f_grupo4" style:display-name="Cabecera_de_grupo4" style:family="table">
      <style:table-properties style:width="25.7cm" table:align="margins" fo:background-color="transparent">
        <style:background-image/>
      </style:table-properties>
    </style:style>
    <style:style style:name="Cabecera_5f_de_5f_grupo4.A" style:display-name="Cabecera_de_grupo4.A" style:family="table-column">
      <style:table-column-properties style:column-width="5.14cm" style:rel-column-width="13107*"/>
    </style:style>
    <style:style style:name="Cabecera_5f_de_5f_grupo4.1" style:display-name="Cabecera_de_grupo4.1" style:family="table-row">
      <style:table-row-properties style:row-height="0.499cm"/>
    </style:style>
    <style:style style:name="Cabecera_5f_de_5f_grupo4.A1" style:display-name="Cabecera_de_grupo4.A1" style:family="table-cell">
      <style:table-cell-properties style:vertical-align="top" fo:background-color="transparent">
        <style:background-image/>
      </style:table-cell-properties>
    </style:style>
    <style:style style:name="Detail4" style:family="table">
      <style:table-properties style:width="25.7cm" table:align="margins" fo:background-color="transparent">
        <style:background-image/>
      </style:table-properties>
    </style:style>
    <style:style style:name="Detail4.A" style:family="table-column">
      <style:table-column-properties style:column-width="5.14cm" style:rel-column-width="13107*"/>
    </style:style>
    <style:style style:name="Detail4.1" style:family="table-row">
      <style:table-row-properties style:row-height="0.499cm"/>
    </style:style>
    <style:style style:name="Detail4.A1" style:family="table-cell">
      <style:table-cell-properties style:vertical-align="top" fo:background-color="transparent">
        <style:background-image/>
      </style:table-cell-properties>
    </style:style>
    <style:style style:name="Detail4.C1" style:family="table-cell" style:data-style-name="N10037">
      <style:table-cell-properties style:vertical-align="top" fo:background-color="transparent">
        <style:background-image/>
      </style:table-cell-properties>
    </style:style>
    <style:style style:name="Cabecera_5f_de_5f_grupo5" style:display-name="Cabecera_de_grupo5" style:family="table">
      <style:table-properties style:width="25.7cm" table:align="margins" fo:background-color="transparent">
        <style:background-image/>
      </style:table-properties>
    </style:style>
    <style:style style:name="Cabecera_5f_de_5f_grupo5.A" style:display-name="Cabecera_de_grupo5.A" style:family="table-column">
      <style:table-column-properties style:column-width="5.14cm" style:rel-column-width="13107*"/>
    </style:style>
    <style:style style:name="Cabecera_5f_de_5f_grupo5.1" style:display-name="Cabecera_de_grupo5.1" style:family="table-row">
      <style:table-row-properties style:row-height="0.499cm"/>
    </style:style>
    <style:style style:name="Cabecera_5f_de_5f_grupo5.A1" style:display-name="Cabecera_de_grupo5.A1" style:family="table-cell">
      <style:table-cell-properties style:vertical-align="top" fo:background-color="transparent">
        <style:background-image/>
      </style:table-cell-properties>
    </style:style>
    <style:style style:name="Detail5" style:family="table">
      <style:table-properties style:width="25.7cm" table:align="margins" fo:background-color="transparent">
        <style:background-image/>
      </style:table-properties>
    </style:style>
    <style:style style:name="Detail5.A" style:family="table-column">
      <style:table-column-properties style:column-width="5.14cm" style:rel-column-width="13107*"/>
    </style:style>
    <style:style style:name="Detail5.1" style:family="table-row">
      <style:table-row-properties style:row-height="0.499cm"/>
    </style:style>
    <style:style style:name="Detail5.A1" style:family="table-cell">
      <style:table-cell-properties style:vertical-align="top" fo:background-color="transparent">
        <style:background-image/>
      </style:table-cell-properties>
    </style:style>
    <style:style style:name="Detail5.C1" style:family="table-cell" style:data-style-name="N10037">
      <style:table-cell-properties style:vertical-align="top" fo:background-color="transparent">
        <style:background-image/>
      </style:table-cell-properties>
    </style:style>
    <style:style style:name="Cabecera_5f_de_5f_grupo6" style:display-name="Cabecera_de_grupo6" style:family="table">
      <style:table-properties style:width="25.7cm" table:align="margins" fo:background-color="transparent">
        <style:background-image/>
      </style:table-properties>
    </style:style>
    <style:style style:name="Cabecera_5f_de_5f_grupo6.A" style:display-name="Cabecera_de_grupo6.A" style:family="table-column">
      <style:table-column-properties style:column-width="5.14cm" style:rel-column-width="13107*"/>
    </style:style>
    <style:style style:name="Cabecera_5f_de_5f_grupo6.1" style:display-name="Cabecera_de_grupo6.1" style:family="table-row">
      <style:table-row-properties style:row-height="0.499cm"/>
    </style:style>
    <style:style style:name="Cabecera_5f_de_5f_grupo6.A1" style:display-name="Cabecera_de_grupo6.A1" style:family="table-cell">
      <style:table-cell-properties style:vertical-align="top" fo:background-color="transparent">
        <style:background-image/>
      </style:table-cell-properties>
    </style:style>
    <style:style style:name="Detail6" style:family="table">
      <style:table-properties style:width="25.7cm" table:align="margins" fo:background-color="transparent">
        <style:background-image/>
      </style:table-properties>
    </style:style>
    <style:style style:name="Detail6.A" style:family="table-column">
      <style:table-column-properties style:column-width="5.14cm" style:rel-column-width="13107*"/>
    </style:style>
    <style:style style:name="Detail6.1" style:family="table-row">
      <style:table-row-properties style:row-height="0.499cm"/>
    </style:style>
    <style:style style:name="Detail6.A1" style:family="table-cell">
      <style:table-cell-properties style:vertical-align="top" fo:background-color="transparent">
        <style:background-image/>
      </style:table-cell-properties>
    </style:style>
    <style:style style:name="Detail6.C1" style:family="table-cell" style:data-style-name="N10037">
      <style:table-cell-properties style:vertical-align="top" fo:background-color="transparent">
        <style:background-image/>
      </style:table-cell-properties>
    </style:style>
    <style:style style:name="Cabecera_5f_de_5f_grupo7" style:display-name="Cabecera_de_grupo7" style:family="table">
      <style:table-properties style:width="25.7cm" table:align="margins" fo:background-color="transparent">
        <style:background-image/>
      </style:table-properties>
    </style:style>
    <style:style style:name="Cabecera_5f_de_5f_grupo7.A" style:display-name="Cabecera_de_grupo7.A" style:family="table-column">
      <style:table-column-properties style:column-width="5.14cm" style:rel-column-width="13107*"/>
    </style:style>
    <style:style style:name="Cabecera_5f_de_5f_grupo7.1" style:display-name="Cabecera_de_grupo7.1" style:family="table-row">
      <style:table-row-properties style:row-height="0.499cm"/>
    </style:style>
    <style:style style:name="Cabecera_5f_de_5f_grupo7.A1" style:display-name="Cabecera_de_grupo7.A1" style:family="table-cell">
      <style:table-cell-properties style:vertical-align="top" fo:background-color="transparent">
        <style:background-image/>
      </style:table-cell-properties>
    </style:style>
    <style:style style:name="Detail7" style:family="table">
      <style:table-properties style:width="25.7cm" table:align="margins" fo:background-color="transparent">
        <style:background-image/>
      </style:table-properties>
    </style:style>
    <style:style style:name="Detail7.A" style:family="table-column">
      <style:table-column-properties style:column-width="5.14cm" style:rel-column-width="13107*"/>
    </style:style>
    <style:style style:name="Detail7.1" style:family="table-row">
      <style:table-row-properties style:row-height="0.499cm"/>
    </style:style>
    <style:style style:name="Detail7.A1" style:family="table-cell">
      <style:table-cell-properties style:vertical-align="top" fo:background-color="transparent">
        <style:background-image/>
      </style:table-cell-properties>
    </style:style>
    <style:style style:name="Detail7.C1" style:family="table-cell" style:data-style-name="N10037">
      <style:table-cell-properties style:vertical-align="top" fo:background-color="transparent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Cabecera_de_grupo" table:style-name="Cabecera_5f_de_5f_grupo">
        <table:table-column table:style-name="Cabecera_5f_de_5f_grupo.A" table:number-columns-repeated="5"/>
        <table:table-row table:style-name="Cabecera_5f_de_5f_grupo.1">
          <table:table-cell table:style-name="Cabecera_5f_de_5f_grupo.A1" office:value-type="string">
            <text:p text:style-name="P2">Titulo</text:p>
          </table:table-cell>
          <table:table-cell table:style-name="Cabecera_5f_de_5f_grupo.A1" office:value-type="string">
            <text:p text:style-name="P2">Director</text:p>
          </table:table-cell>
          <table:table-cell table:style-name="Cabecera_5f_de_5f_grupo.A1" office:value-type="string">
            <text:p text:style-name="P2">Año</text:p>
          </table:table-cell>
          <table:table-cell table:style-name="Cabecera_5f_de_5f_grupo.A1" office:value-type="string">
            <text:p text:style-name="P2">apellidos </text:p>
          </table:table-cell>
          <table:table-cell table:style-name="Cabecera_5f_de_5f_grupo.A1" office:value-type="string">
            <text:p text:style-name="P2">nombre_actor</text:p>
          </table:table-cell>
        </table:table-row>
      </table:table>
      <table:table table:name="Detail" table:style-name="Detail">
        <table:table-column table:style-name="Detail.A" table:number-columns-repeated="5"/>
        <table:table-row table:style-name="Detail.1">
          <table:table-cell table:style-name="Detail.A1" office:value-type="string">
            <text:p text:style-name="P1">Belleza Robada</text:p>
          </table:table-cell>
          <table:table-cell table:style-name="Detail.A1" office:value-type="string">
            <text:p text:style-name="P1">Bernardo Bertolucci</text:p>
          </table:table-cell>
          <table:table-cell table:style-name="Detail.C1" office:value-type="date" office:date-value="1996-01-01">
            <text:p text:style-name="P1">01/01/96</text:p>
          </table:table-cell>
          <table:table-cell table:style-name="Detail.A1" office:value-type="string">
            <text:p text:style-name="P1">Tyler</text:p>
          </table:table-cell>
          <table:table-cell table:style-name="Detail.A1" office:value-type="string">
            <text:p text:style-name="P1">Liv</text:p>
          </table:table-cell>
        </table:table-row>
      </table:table>
      <table:table table:name="Cabecera_de_grupo0" table:style-name="Cabecera_5f_de_5f_grupo0">
        <table:table-column table:style-name="Cabecera_5f_de_5f_grupo0.A" table:number-columns-repeated="5"/>
        <table:table-row table:style-name="Cabecera_5f_de_5f_grupo0.1">
          <table:table-cell table:style-name="Cabecera_5f_de_5f_grupo0.A1" office:value-type="string">
            <text:p text:style-name="P2">Titulo</text:p>
          </table:table-cell>
          <table:table-cell table:style-name="Cabecera_5f_de_5f_grupo0.A1" office:value-type="string">
            <text:p text:style-name="P2">Director</text:p>
          </table:table-cell>
          <table:table-cell table:style-name="Cabecera_5f_de_5f_grupo0.A1" office:value-type="string">
            <text:p text:style-name="P2">Año</text:p>
          </table:table-cell>
          <table:table-cell table:style-name="Cabecera_5f_de_5f_grupo0.A1" office:value-type="string">
            <text:p text:style-name="P2">apellidos </text:p>
          </table:table-cell>
          <table:table-cell table:style-name="Cabecera_5f_de_5f_grupo0.A1" office:value-type="string">
            <text:p text:style-name="P2">nombre_actor</text:p>
          </table:table-cell>
        </table:table-row>
      </table:table>
      <table:table table:name="Detail0" table:style-name="Detail0">
        <table:table-column table:style-name="Detail0.A" table:number-columns-repeated="5"/>
        <table:table-row table:style-name="Detail0.1">
          <table:table-cell table:style-name="Detail0.A1" office:value-type="string">
            <text:p text:style-name="P1">Blade Runner</text:p>
          </table:table-cell>
          <table:table-cell table:style-name="Detail0.A1" office:value-type="string">
            <text:p text:style-name="P1">Ridley Scott</text:p>
          </table:table-cell>
          <table:table-cell table:style-name="Detail0.C1" office:value-type="date" office:date-value="1983-01-01">
            <text:p text:style-name="P1">01/01/83</text:p>
          </table:table-cell>
          <table:table-cell table:style-name="Detail0.A1" office:value-type="string">
            <text:p text:style-name="P1">Ford</text:p>
          </table:table-cell>
          <table:table-cell table:style-name="Detail0.A1" office:value-type="string">
            <text:p text:style-name="P1">Harrison </text:p>
          </table:table-cell>
        </table:table-row>
      </table:table>
      <table:table table:name="Cabecera_de_grupo1" table:style-name="Cabecera_5f_de_5f_grupo1">
        <table:table-column table:style-name="Cabecera_5f_de_5f_grupo1.A" table:number-columns-repeated="5"/>
        <table:table-row table:style-name="Cabecera_5f_de_5f_grupo1.1">
          <table:table-cell table:style-name="Cabecera_5f_de_5f_grupo1.A1" office:value-type="string">
            <text:p text:style-name="P2">Titulo</text:p>
          </table:table-cell>
          <table:table-cell table:style-name="Cabecera_5f_de_5f_grupo1.A1" office:value-type="string">
            <text:p text:style-name="P2">Director</text:p>
          </table:table-cell>
          <table:table-cell table:style-name="Cabecera_5f_de_5f_grupo1.A1" office:value-type="string">
            <text:p text:style-name="P2">Año</text:p>
          </table:table-cell>
          <table:table-cell table:style-name="Cabecera_5f_de_5f_grupo1.A1" office:value-type="string">
            <text:p text:style-name="P2">apellidos </text:p>
          </table:table-cell>
          <table:table-cell table:style-name="Cabecera_5f_de_5f_grupo1.A1" office:value-type="string">
            <text:p text:style-name="P2">nombre_actor</text:p>
          </table:table-cell>
        </table:table-row>
      </table:table>
      <table:table table:name="Detail1" table:style-name="Detail1">
        <table:table-column table:style-name="Detail1.A" table:number-columns-repeated="5"/>
        <table:table-row table:style-name="Detail1.1">
          <table:table-cell table:style-name="Detail1.A1" office:value-type="string">
            <text:p text:style-name="P1">En Busca del Arca Perdida</text:p>
          </table:table-cell>
          <table:table-cell table:style-name="Detail1.A1" office:value-type="string">
            <text:p text:style-name="P1">Steven Spielberg</text:p>
          </table:table-cell>
          <table:table-cell table:style-name="Detail1.C1" office:value-type="date" office:date-value="1981-01-01">
            <text:p text:style-name="P1">01/01/81</text:p>
          </table:table-cell>
          <table:table-cell table:style-name="Detail1.A1" office:value-type="string">
            <text:p text:style-name="P1">Ford</text:p>
          </table:table-cell>
          <table:table-cell table:style-name="Detail1.A1" office:value-type="string">
            <text:p text:style-name="P1">Harrison </text:p>
          </table:table-cell>
        </table:table-row>
      </table:table>
      <table:table table:name="Cabecera_de_grupo2" table:style-name="Cabecera_5f_de_5f_grupo2">
        <table:table-column table:style-name="Cabecera_5f_de_5f_grupo2.A" table:number-columns-repeated="5"/>
        <table:table-row table:style-name="Cabecera_5f_de_5f_grupo2.1">
          <table:table-cell table:style-name="Cabecera_5f_de_5f_grupo2.A1" office:value-type="string">
            <text:p text:style-name="P2">Titulo</text:p>
          </table:table-cell>
          <table:table-cell table:style-name="Cabecera_5f_de_5f_grupo2.A1" office:value-type="string">
            <text:p text:style-name="P2">Director</text:p>
          </table:table-cell>
          <table:table-cell table:style-name="Cabecera_5f_de_5f_grupo2.A1" office:value-type="string">
            <text:p text:style-name="P2">Año</text:p>
          </table:table-cell>
          <table:table-cell table:style-name="Cabecera_5f_de_5f_grupo2.A1" office:value-type="string">
            <text:p text:style-name="P2">apellidos </text:p>
          </table:table-cell>
          <table:table-cell table:style-name="Cabecera_5f_de_5f_grupo2.A1" office:value-type="string">
            <text:p text:style-name="P2">nombre_actor</text:p>
          </table:table-cell>
        </table:table-row>
      </table:table>
      <table:table table:name="Detail2" table:style-name="Detail2">
        <table:table-column table:style-name="Detail2.A" table:number-columns-repeated="5"/>
        <table:table-row table:style-name="Detail2.1">
          <table:table-cell table:style-name="Detail2.A1" office:value-type="string">
            <text:p text:style-name="P1">Gladiator</text:p>
          </table:table-cell>
          <table:table-cell table:style-name="Detail2.A1" office:value-type="string">
            <text:p text:style-name="P1">Ridley Scott</text:p>
          </table:table-cell>
          <table:table-cell table:style-name="Detail2.C1" office:value-type="date" office:date-value="2000-01-01">
            <text:p text:style-name="P1">01/01/00</text:p>
          </table:table-cell>
          <table:table-cell table:style-name="Detail2.A1" office:value-type="string">
            <text:p text:style-name="P1">Crowe</text:p>
          </table:table-cell>
          <table:table-cell table:style-name="Detail2.A1" office:value-type="string">
            <text:p text:style-name="P1">Rusell</text:p>
          </table:table-cell>
        </table:table-row>
      </table:table>
      <table:table table:name="Cabecera_de_grupo3" table:style-name="Cabecera_5f_de_5f_grupo3">
        <table:table-column table:style-name="Cabecera_5f_de_5f_grupo3.A" table:number-columns-repeated="5"/>
        <table:table-row table:style-name="Cabecera_5f_de_5f_grupo3.1">
          <table:table-cell table:style-name="Cabecera_5f_de_5f_grupo3.A1" office:value-type="string">
            <text:p text:style-name="P2">Titulo</text:p>
          </table:table-cell>
          <table:table-cell table:style-name="Cabecera_5f_de_5f_grupo3.A1" office:value-type="string">
            <text:p text:style-name="P2">Director</text:p>
          </table:table-cell>
          <table:table-cell table:style-name="Cabecera_5f_de_5f_grupo3.A1" office:value-type="string">
            <text:p text:style-name="P2">Año</text:p>
          </table:table-cell>
          <table:table-cell table:style-name="Cabecera_5f_de_5f_grupo3.A1" office:value-type="string">
            <text:p text:style-name="P2">apellidos </text:p>
          </table:table-cell>
          <table:table-cell table:style-name="Cabecera_5f_de_5f_grupo3.A1" office:value-type="string">
            <text:p text:style-name="P2">nombre_actor</text:p>
          </table:table-cell>
        </table:table-row>
      </table:table>
      <table:table table:name="Detail3" table:style-name="Detail3">
        <table:table-column table:style-name="Detail3.A" table:number-columns-repeated="5"/>
        <table:table-row table:style-name="Detail3.1">
          <table:table-cell table:style-name="Detail3.A1" office:value-type="string">
            <text:p text:style-name="P1">La Comunidad del Anillo</text:p>
          </table:table-cell>
          <table:table-cell table:style-name="Detail3.A1" office:value-type="string">
            <text:p text:style-name="P1">Peter Jackson</text:p>
          </table:table-cell>
          <table:table-cell table:style-name="Detail3.C1" office:value-type="date" office:date-value="2001-01-01">
            <text:p text:style-name="P1">01/01/01</text:p>
          </table:table-cell>
          <table:table-cell table:style-name="Detail3.A1" office:value-type="string">
            <text:p text:style-name="P1">Tyler</text:p>
          </table:table-cell>
          <table:table-cell table:style-name="Detail3.A1" office:value-type="string">
            <text:p text:style-name="P1">Liv</text:p>
          </table:table-cell>
        </table:table-row>
        <table:table-row table:style-name="Detail3.1">
          <table:table-cell table:style-name="Detail3.A1" office:value-type="string">
            <text:p text:style-name="P1">La Comunidad del Anillo</text:p>
          </table:table-cell>
          <table:table-cell table:style-name="Detail3.A1" office:value-type="string">
            <text:p text:style-name="P1">Peter Jackson</text:p>
          </table:table-cell>
          <table:table-cell table:style-name="Detail3.C1" office:value-type="date" office:date-value="2001-01-01">
            <text:p text:style-name="P1">01/01/01</text:p>
          </table:table-cell>
          <table:table-cell table:style-name="Detail3.A1" office:value-type="string">
            <text:p text:style-name="P1">Mortensen</text:p>
          </table:table-cell>
          <table:table-cell table:style-name="Detail3.A1" office:value-type="string">
            <text:p text:style-name="P1">Viggo</text:p>
          </table:table-cell>
        </table:table-row>
      </table:table>
      <table:table table:name="Cabecera_de_grupo4" table:style-name="Cabecera_5f_de_5f_grupo4">
        <table:table-column table:style-name="Cabecera_5f_de_5f_grupo4.A" table:number-columns-repeated="5"/>
        <table:table-row table:style-name="Cabecera_5f_de_5f_grupo4.1">
          <table:table-cell table:style-name="Cabecera_5f_de_5f_grupo4.A1" office:value-type="string">
            <text:p text:style-name="P2">Titulo</text:p>
          </table:table-cell>
          <table:table-cell table:style-name="Cabecera_5f_de_5f_grupo4.A1" office:value-type="string">
            <text:p text:style-name="P2">Director</text:p>
          </table:table-cell>
          <table:table-cell table:style-name="Cabecera_5f_de_5f_grupo4.A1" office:value-type="string">
            <text:p text:style-name="P2">Año</text:p>
          </table:table-cell>
          <table:table-cell table:style-name="Cabecera_5f_de_5f_grupo4.A1" office:value-type="string">
            <text:p text:style-name="P2">apellidos </text:p>
          </table:table-cell>
          <table:table-cell table:style-name="Cabecera_5f_de_5f_grupo4.A1" office:value-type="string">
            <text:p text:style-name="P2">nombre_actor</text:p>
          </table:table-cell>
        </table:table-row>
      </table:table>
      <table:table table:name="Detail4" table:style-name="Detail4">
        <table:table-column table:style-name="Detail4.A" table:number-columns-repeated="5"/>
        <table:table-row table:style-name="Detail4.1">
          <table:table-cell table:style-name="Detail4.A1" office:value-type="string">
            <text:p text:style-name="P1">La Guerra de las Galaxias</text:p>
          </table:table-cell>
          <table:table-cell table:style-name="Detail4.A1" office:value-type="string">
            <text:p text:style-name="P1">George Lucas</text:p>
          </table:table-cell>
          <table:table-cell table:style-name="Detail4.C1" office:value-type="date" office:date-value="1977-01-01">
            <text:p text:style-name="P1">01/01/77</text:p>
          </table:table-cell>
          <table:table-cell table:style-name="Detail4.A1" office:value-type="string">
            <text:p text:style-name="P1">Ford</text:p>
          </table:table-cell>
          <table:table-cell table:style-name="Detail4.A1" office:value-type="string">
            <text:p text:style-name="P1">Harrison </text:p>
          </table:table-cell>
        </table:table-row>
      </table:table>
      <table:table table:name="Cabecera_de_grupo5" table:style-name="Cabecera_5f_de_5f_grupo5">
        <table:table-column table:style-name="Cabecera_5f_de_5f_grupo5.A" table:number-columns-repeated="5"/>
        <table:table-row table:style-name="Cabecera_5f_de_5f_grupo5.1">
          <table:table-cell table:style-name="Cabecera_5f_de_5f_grupo5.A1" office:value-type="string">
            <text:p text:style-name="P2">Titulo</text:p>
          </table:table-cell>
          <table:table-cell table:style-name="Cabecera_5f_de_5f_grupo5.A1" office:value-type="string">
            <text:p text:style-name="P2">Director</text:p>
          </table:table-cell>
          <table:table-cell table:style-name="Cabecera_5f_de_5f_grupo5.A1" office:value-type="string">
            <text:p text:style-name="P2">Año</text:p>
          </table:table-cell>
          <table:table-cell table:style-name="Cabecera_5f_de_5f_grupo5.A1" office:value-type="string">
            <text:p text:style-name="P2">apellidos </text:p>
          </table:table-cell>
          <table:table-cell table:style-name="Cabecera_5f_de_5f_grupo5.A1" office:value-type="string">
            <text:p text:style-name="P2">nombre_actor</text:p>
          </table:table-cell>
        </table:table-row>
      </table:table>
      <table:table table:name="Detail5" table:style-name="Detail5">
        <table:table-column table:style-name="Detail5.A" table:number-columns-repeated="5"/>
        <table:table-row table:style-name="Detail5.1">
          <table:table-cell table:style-name="Detail5.A1" office:value-type="string">
            <text:p text:style-name="P1">Los Lunes al Sol</text:p>
          </table:table-cell>
          <table:table-cell table:style-name="Detail5.A1" office:value-type="string">
            <text:p text:style-name="P1">Fernando León</text:p>
          </table:table-cell>
          <table:table-cell table:style-name="Detail5.C1" office:value-type="date" office:date-value="2002-01-01">
            <text:p text:style-name="P1">01/01/02</text:p>
          </table:table-cell>
          <table:table-cell table:style-name="Detail5.A1" office:value-type="string">
            <text:p text:style-name="P1">Bardem</text:p>
          </table:table-cell>
          <table:table-cell table:style-name="Detail5.A1" office:value-type="string">
            <text:p text:style-name="P1">Javier</text:p>
          </table:table-cell>
        </table:table-row>
      </table:table>
      <table:table table:name="Cabecera_de_grupo6" table:style-name="Cabecera_5f_de_5f_grupo6">
        <table:table-column table:style-name="Cabecera_5f_de_5f_grupo6.A" table:number-columns-repeated="5"/>
        <table:table-row table:style-name="Cabecera_5f_de_5f_grupo6.1">
          <table:table-cell table:style-name="Cabecera_5f_de_5f_grupo6.A1" office:value-type="string">
            <text:p text:style-name="P2">Titulo</text:p>
          </table:table-cell>
          <table:table-cell table:style-name="Cabecera_5f_de_5f_grupo6.A1" office:value-type="string">
            <text:p text:style-name="P2">Director</text:p>
          </table:table-cell>
          <table:table-cell table:style-name="Cabecera_5f_de_5f_grupo6.A1" office:value-type="string">
            <text:p text:style-name="P2">Año</text:p>
          </table:table-cell>
          <table:table-cell table:style-name="Cabecera_5f_de_5f_grupo6.A1" office:value-type="string">
            <text:p text:style-name="P2">apellidos </text:p>
          </table:table-cell>
          <table:table-cell table:style-name="Cabecera_5f_de_5f_grupo6.A1" office:value-type="string">
            <text:p text:style-name="P2">nombre_actor</text:p>
          </table:table-cell>
        </table:table-row>
      </table:table>
      <table:table table:name="Detail6" table:style-name="Detail6">
        <table:table-column table:style-name="Detail6.A" table:number-columns-repeated="5"/>
        <table:table-row table:style-name="Detail6.1">
          <table:table-cell table:style-name="Detail6.A1" office:value-type="string">
            <text:p text:style-name="P1">Mar Adentro</text:p>
          </table:table-cell>
          <table:table-cell table:style-name="Detail6.A1" office:value-type="string">
            <text:p text:style-name="P1">Alejandro Amenabar</text:p>
          </table:table-cell>
          <table:table-cell table:style-name="Detail6.C1" office:value-type="date" office:date-value="2004-01-01">
            <text:p text:style-name="P1">01/01/04</text:p>
          </table:table-cell>
          <table:table-cell table:style-name="Detail6.A1" office:value-type="string">
            <text:p text:style-name="P1">Bardem</text:p>
          </table:table-cell>
          <table:table-cell table:style-name="Detail6.A1" office:value-type="string">
            <text:p text:style-name="P1">Javier</text:p>
          </table:table-cell>
        </table:table-row>
      </table:table>
      <table:table table:name="Cabecera_de_grupo7" table:style-name="Cabecera_5f_de_5f_grupo7">
        <table:table-column table:style-name="Cabecera_5f_de_5f_grupo7.A" table:number-columns-repeated="5"/>
        <table:table-row table:style-name="Cabecera_5f_de_5f_grupo7.1">
          <table:table-cell table:style-name="Cabecera_5f_de_5f_grupo7.A1" office:value-type="string">
            <text:p text:style-name="P2">Titulo</text:p>
          </table:table-cell>
          <table:table-cell table:style-name="Cabecera_5f_de_5f_grupo7.A1" office:value-type="string">
            <text:p text:style-name="P2">Director</text:p>
          </table:table-cell>
          <table:table-cell table:style-name="Cabecera_5f_de_5f_grupo7.A1" office:value-type="string">
            <text:p text:style-name="P2">Año</text:p>
          </table:table-cell>
          <table:table-cell table:style-name="Cabecera_5f_de_5f_grupo7.A1" office:value-type="string">
            <text:p text:style-name="P2">apellidos </text:p>
          </table:table-cell>
          <table:table-cell table:style-name="Cabecera_5f_de_5f_grupo7.A1" office:value-type="string">
            <text:p text:style-name="P2">nombre_actor</text:p>
          </table:table-cell>
        </table:table-row>
      </table:table>
      <table:table table:name="Detail7" table:style-name="Detail7">
        <table:table-column table:style-name="Detail7.A" table:number-columns-repeated="5"/>
        <table:table-row table:style-name="Detail7.1">
          <table:table-cell table:style-name="Detail7.A1" office:value-type="string">
            <text:p text:style-name="P1">Million Dolar Baby</text:p>
          </table:table-cell>
          <table:table-cell table:style-name="Detail7.A1" office:value-type="string">
            <text:p text:style-name="P1">Clint Eastwood</text:p>
          </table:table-cell>
          <table:table-cell table:style-name="Detail7.C1" office:value-type="date" office:date-value="2004-01-01">
            <text:p text:style-name="P1">01/01/04</text:p>
          </table:table-cell>
          <table:table-cell table:style-name="Detail7.A1" office:value-type="string">
            <text:p text:style-name="P1">Swank</text:p>
          </table:table-cell>
          <table:table-cell table:style-name="Detail7.A1" office:value-type="string">
            <text:p text:style-name="P1">Hilary</text:p>
          </table:table-cell>
        </table:table-row>
        <table:table-row table:style-name="Detail7.1">
          <table:table-cell table:style-name="Detail7.A1" office:value-type="string">
            <text:p text:style-name="P1">Million Dolar Baby</text:p>
          </table:table-cell>
          <table:table-cell table:style-name="Detail7.A1" office:value-type="string">
            <text:p text:style-name="P1">Clint Eastwood</text:p>
          </table:table-cell>
          <table:table-cell table:style-name="Detail7.C1" office:value-type="date" office:date-value="2004-01-01">
            <text:p text:style-name="P1">01/01/04</text:p>
          </table:table-cell>
          <table:table-cell table:style-name="Detail7.A1" office:value-type="string">
            <text:p text:style-name="P1">Freeman</text:p>
          </table:table-cell>
          <table:table-cell table:style-name="Detail7.A1" office:value-type="string">
            <text:p text:style-name="P1">Morga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age_5f_header0" style:display-name="Page_header0" style:family="table">
      <style:table-properties style:width="25.7cm" table:align="margins" fo:background-color="transparent">
        <style:background-image/>
      </style:table-properties>
    </style:style>
    <style:style style:name="Page_5f_header0.A" style:display-name="Page_header0.A" style:family="table-column">
      <style:table-column-properties style:column-width="25.7cm" style:rel-column-width="65535*"/>
    </style:style>
    <style:style style:name="Page_5f_header0.1" style:display-name="Page_header0.1" style:family="table-row">
      <style:table-row-properties style:row-height="3cm"/>
    </style:style>
    <style:style style:name="Page_5f_footer0" style:display-name="Page_footer0" style:family="table">
      <style:table-properties style:width="25.7cm" table:align="margins" fo:background-color="transparent">
        <style:background-image/>
      </style:table-properties>
    </style:style>
    <style:style style:name="Page_5f_footer0.A" style:display-name="Page_footer0.A" style:family="table-column">
      <style:table-column-properties style:column-width="25.7cm" style:rel-column-width="65535*"/>
    </style:style>
    <style:style style:name="Page_5f_footer0.1" style:display-name="Page_footer0.1" style:family="table-row">
      <style:table-row-properties style:row-height="3cm"/>
    </style:style>
    <style:page-layout style:name="Mpm1">
      <style:page-layout-properties fo:page-width="29.7cm" fo:page-height="21.001cm" style:num-format="1" style:paper-tray-name="[From printer settings]" style:print-orientation="landscape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cm" fo:margin-left="0cm" fo:margin-right="0cm" fo:margin-bottom="0cm" fo:border="none" fo:padding="0cm" style:shadow="none" fo:background-color="transparent" draw:fill="none" draw:fill-color="#729fcf"/>
      </style:header-style>
      <style:footer-style>
        <style:header-footer-properties svg:height="3cm" fo:margin-left="0cm" fo:margin-right="0cm" fo:margin-top="0cm" fo:border="none" fo:padding="0cm" style:shadow="none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able:table table:name="Page_header0" table:style-name="Page_5f_header0">
          <table:table-column table:style-name="Page_5f_header0.A"/>
          <table:table-row table:style-name="Page_5f_header0.1">
            <table:table-cell table:style-name="TableBox2255955327792" office:value-type="string">
              <text:p text:style-name="Standard"/>
            </table:table-cell>
          </table:table-row>
        </table:table>
      </style:header>
      <style:footer>
        <table:table table:name="Page_footer0" table:style-name="Page_5f_footer0">
          <table:table-column table:style-name="Page_5f_footer0.A"/>
          <table:table-row table:style-name="Page_5f_footer0.1">
            <table:table-cell table:style-name="TableBox2255955336720" office:value-type="string">
              <text:p text:style-name="Standard"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document-statistic meta:table-count="20" meta:image-count="0" meta:object-count="0" meta:page-count="1" meta:paragraph-count="100" meta:word-count="135" meta:character-count="917" meta:non-whitespace-character-count="870"/>
  </office:meta>
</office:document-meta>
</file>